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5.3083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2194in"/>
    </style:style>
    <style:style style:name="Table1.C" style:family="table-column">
      <style:table-column-properties style:column-width="2.2243in"/>
    </style:style>
    <style:style style:name="Table1.D" style:family="table-column">
      <style:table-column-properties style:column-width="1.3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2e8c" officeooo:paragraph-rsid="004f2e8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1655d" officeooo:paragraph-rsid="0061655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79c95" officeooo:paragraph-rsid="00679c9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47d22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4f2e8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47d22c"/>
    </style:style>
    <style:style style:name="P8" style:family="paragraph" style:parent-style-name="Standard">
      <style:paragraph-properties fo:text-align="start" style:justify-single-word="false"/>
      <style:text-properties officeooo:paragraph-rsid="006e84d4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size="12pt" officeooo:rsid="0061655d" officeooo:paragraph-rsid="0061655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e84d4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e84d4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79c95" officeooo:paragraph-rsid="00679c95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79c95" officeooo:paragraph-rsid="00679c95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3e54" officeooo:paragraph-rsid="004c3e54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622dc8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47d22c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caf31" officeooo:paragraph-rsid="006caf31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bb5f" officeooo:paragraph-rsid="0063bb5f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4f2e8c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4f2e8c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01972" officeooo:paragraph-rsid="00501972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655d" officeooo:paragraph-rsid="0061655d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679c95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47d22c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59afcb"/>
    </style:style>
    <style:style style:name="T1" style:family="text">
      <style:text-properties style:text-line-through-style="none" style:text-line-through-type="none" style:font-name="DejaVu Sans Condensed" fo:font-size="12pt" fo:font-weight="bold" officeooo:rsid="0047d22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99e5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4defa3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5481e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59d63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983b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9afcb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61655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69b6f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79c95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983b1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9afcb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62e88c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47d22c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4dea4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679c95" style:font-size-asian="12pt" style:font-weight-asian="normal" style:font-size-complex="12pt" style:font-weight-complex="normal"/>
    </style:style>
    <style:style style:name="T18" style:family="text">
      <style:text-properties officeooo:rsid="0050197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7a7bf" style:font-weight-asian="bold" style:font-weight-complex="bold"/>
    </style:style>
    <style:style style:name="T21" style:family="text">
      <style:text-properties fo:font-weight="bold" officeooo:rsid="00501972" style:font-weight-asian="bold" style:font-weight-complex="bold"/>
    </style:style>
    <style:style style:name="T22" style:family="text">
      <style:text-properties fo:font-weight="bold" officeooo:rsid="005aaa3d" style:font-weight-asian="bold" style:font-weight-complex="bold"/>
    </style:style>
    <style:style style:name="T23" style:family="text">
      <style:text-properties fo:font-weight="bold" officeooo:rsid="005e9bec" style:font-weight-asian="bold" style:font-weight-complex="bold"/>
    </style:style>
    <style:style style:name="T24" style:family="text">
      <style:text-properties fo:font-weight="bold" officeooo:rsid="005ec65a" style:font-weight-asian="bold" style:font-weight-complex="bold"/>
    </style:style>
    <style:style style:name="T25" style:family="text">
      <style:text-properties fo:font-weight="bold" officeooo:rsid="006b99fe" style:font-weight-asian="bold" style:font-weight-complex="bold"/>
    </style:style>
    <style:style style:name="T26" style:family="text">
      <style:text-properties officeooo:rsid="0059afcb"/>
    </style:style>
    <style:style style:name="T27" style:family="text">
      <style:text-properties officeooo:rsid="005e9bec"/>
    </style:style>
    <style:style style:name="T28" style:family="text">
      <style:text-properties officeooo:rsid="005ec65a"/>
    </style:style>
    <style:style style:name="T29" style:family="text">
      <style:text-properties officeooo:rsid="0062e88c"/>
    </style:style>
    <style:style style:name="T30" style:family="text">
      <style:text-properties officeooo:rsid="006afc4c"/>
    </style:style>
    <style:style style:name="T31" style:family="text">
      <style:text-properties officeooo:rsid="006b99fe"/>
    </style:style>
    <style:style style:name="T32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0">1<text:span text:style-name="T32">xx</text:span> - Controls</text:p>
          </table:table-cell>
          <table:table-cell table:style-name="Table2.B1" office:value-type="string">
            <text:p text:style-name="P11">2xx - Ground</text:p>
          </table:table-cell>
          <table:table-cell table:style-name="Table2.C1" office:value-type="string">
            <text:p text:style-name="P11">3xx - Flight</text:p>
          </table:table-cell>
          <table:table-cell table:style-name="Table2.B1" office:value-type="string">
            <text:p text:style-name="P11">4xx - A2A</text:p>
          </table:table-cell>
          <table:table-cell table:style-name="Table2.B1" office:value-type="string">
            <text:p text:style-name="P11">5xx - A2G</text:p>
          </table:table-cell>
          <table:table-cell table:style-name="Table2.F1" office:value-type="string">
            <text:p text:style-name="P11">6xx - Misc</text:p>
          </table:table-cell>
        </table:table-row>
      </table:table>
      <text:p text:style-name="P8"><text:span text:style-name="T6">3</text:span><text:span text:style-name="T10">0</text:span><text:span text:style-name="T6">2</text:span><text:span text:style-name="T3"> - </text:span><text:span text:style-name="T5">Flight - </text:span><text:span text:style-name="T4">Navigation, Autopilot, Jettison</text:span><text:span text:style-name="T9">, Radios</text:span></text:p>
      <text:p text:style-name="P3"/>
      <text:p text:style-name="P4">Waypoints -- WIP</text:p>
      <text:list text:style-name="L1">
        <text:list-item>
          <text:p text:style-name="P12">Waypoint types:</text:p>
          <text:list>
            <text:list-item>
              <text:p text:style-name="P12"><text:span text:style-name="T25">WPT1</text:span><text:span text:style-name="T31">, </text:span><text:span text:style-name="T25">WPT2</text:span><text:span text:style-name="T31">, </text:span><text:span text:style-name="T25">WPT3</text:span><text:span text:style-name="T31"> -- </text:span>Up to 3 navigation waypoints</text:p>
            </text:list-item>
            <text:list-item>
              <text:p text:style-name="P12"><text:span text:style-name="T19">FP</text:span> -- Fixed Point, used for INS updates</text:p>
            </text:list-item>
            <text:list-item>
              <text:p text:style-name="P12"><text:span text:style-name="T19">IP</text:span> -- Initial Point, for bombing<text:span text:style-name="T31"> run</text:span></text:p>
            </text:list-item>
            <text:list-item>
              <text:p text:style-name="P12"><text:span text:style-name="T19">ST</text:span> -- Surface Target, ground target location</text:p>
            </text:list-item>
            <text:list-item>
              <text:p text:style-name="P23"><text:span text:style-name="T11">DP</text:span><text:span text:style-name="T17"> -- Defended Point, friendly ground location</text:span></text:p>
            </text:list-item>
            <text:list-item>
              <text:p text:style-name="P12"><text:span text:style-name="T19">HA</text:span> -- Hostal Area, known enemy location</text:p>
            </text:list-item>
            <text:list-item>
              <text:p text:style-name="P12"><text:span text:style-name="T19">HB</text:span> -- Home Base, location of carrier or home airfield</text:p>
            </text:list-item>
            <text:list-item>
              <text:p text:style-name="P12">Special datalink waypoints: <text:span text:style-name="T19">DLWP1</text:span>, <text:span text:style-name="T19">DLWP2</text:span>, <text:span text:style-name="T19">DLWP3</text:span>, <text:span text:style-name="T19">DLST</text:span>, DLFP</text:p>
            </text:list-item>
          </text:list>
        </text:list-item>
      </text:list>
      <text:list text:style-name="L2">
        <text:list-item>
          <text:p text:style-name="P13">Navigate to waypoint:</text:p>
          <text:list>
            <text:list-item>
              <text:p text:style-name="P13"><text:span text:style-name="T19">Jester</text:span><text:span text:style-name="T31">:</text:span> Navigation &gt; Select Destination Steer Point &gt; (select waypoint)</text:p>
            </text:list-item>
            <text:list-item>
              <text:p text:style-name="P13"><text:span text:style-name="T19">HSD Mode switch</text:span> ... <text:span text:style-name="T19">NAV</text:span></text:p>
            </text:list-item>
            <text:list-item>
              <text:p text:style-name="P13"><text:span text:style-name="T19">STEER CMD button</text:span> ... <text:span text:style-name="T19">DEST</text:span></text:p>
            </text:list-item>
          </text:list>
        </text:list-item>
        <text:list-item>
          <text:p text:style-name="P13">Add waypoints with F10 map and Jester:</text:p>
          <text:list>
            <text:list-item>
              <text:p text:style-name="P13">Add marker to F10 map. <text:s/>Label doesn't matter, but should not be blank.</text:p>
            </text:list-item>
            <text:list-item>
              <text:p text:style-name="P13">Open Jester menu &gt; Navigation &gt; Steer Point From Map &gt; (select waypoint you want to set) &gt; (select map marker)</text:p>
            </text:list-item>
          </text:list>
        </text:list-item>
      </text:list>
      <text:p text:style-name="P3"/>
      <text:p text:style-name="P7"><text:span text:style-name="T1">TACAN </text:span><text:span text:style-name="T2">navigation</text:span><text:span text:style-name="T1"> -- WIP</text:span></text:p>
      <text:list text:style-name="L3">
        <text:list-item>
          <text:p text:style-name="P14">Tune <text:span text:style-name="T19">TACAN</text:span> reciever:</text:p>
          <text:list>
            <text:list-item>
              <text:p text:style-name="P15"><text:span text:style-name="T19">Jester</text:span>:<text:span text:style-name="T30"> </text:span>Navigation &gt; TACAN &gt; Tune Tac &gt; <text:span text:style-name="T30">(</text:span>select TACAN unit<text:span text:style-name="T30">)</text:span></text:p>
            </text:list-item>
            <text:list-item>
              <text:p text:style-name="P17">Or in pilot seat, TACAN panel is on left console rear, set channel, X/Y, and mode, then set TACAN CMD button to PLT.</text:p>
            </text:list-item>
          </text:list>
        </text:list-item>
        <text:list-item>
          <text:p text:style-name="P18">TACAN may take up to 2 minutes to warm up.</text:p>
        </text:list-item>
        <text:list-item>
          <text:p text:style-name="P24"><text:span text:style-name="T1">Display Mode</text:span><text:span text:style-name="T15"> </text:span><text:span text:style-name="T16">button ... </text:span><text:span text:style-name="T1">CRUISE</text:span><text:span text:style-name="T15"> (</text:span><text:span text:style-name="T1">Mode dial 2</text:span><text:span text:style-name="T15">)</text:span></text:p>
        </text:list-item>
        <text:list-item>
          <text:p text:style-name="P16"><text:span text:style-name="T19">STEER CMD</text:span> buttons ... <text:span text:style-name="T19">TACAN</text:span> (right console bottom)</text:p>
        </text:list-item>
        <text:list-item>
          <text:p text:style-name="P16">HSD shows a triangle on the outside of the compass wheel indicating direction to TACAN station, "+" is <text:span text:style-name="T29">the </text:span>reciprocal. <text:s/>Top left shows range to TACAN station.</text:p>
        </text:list-item>
        <text:list-item>
          <text:p text:style-name="P24"><text:span text:style-name="T14">HSI c</text:span><text:span text:style-name="T15">ompass to right of VDI also shows arrow pointing to TACAN and range in window.</text:span></text:p>
        </text:list-item>
      </text:list>
      <text:p text:style-name="P5"/>
      <text:p text:style-name="P1">Autopilot <text:span text:style-name="T18">and SAS</text:span></text:p>
      <text:list text:style-name="L4">
        <text:list-item>
          <text:p text:style-name="P19">To turn on autopilot, all the SAS switches must be on (<text:span text:style-name="T19">shift Pinky Switch up/down/press</text:span>)</text:p>
        </text:list-item>
        <text:list-item>
          <text:p text:style-name="P19">Toggle autopilot switch with <text:span text:style-name="T19">Pinky Switch press</text:span>. <text:s/><text:span text:style-name="T28">That engages </text:span><text:span text:style-name="T24">attitude hold</text:span><text:span text:style-name="T28"> mode.</text:span></text:p>
          <text:list>
            <text:list-item>
              <text:p text:style-name="P19">To turn off <text:span text:style-name="T18">with </text:span><text:span text:style-name="T21">Pinky Switch press</text:span>, you may have to disengage <text:span text:style-name="T19">autopilot altitude</text:span> or <text:span text:style-name="T19">heading hold</text:span> switches <text:span text:style-name="T28">first</text:span>.</text:p>
            </text:list-item>
          </text:list>
        </text:list-item>
        <text:list-item>
          <text:p text:style-name="P21">Pull <text:span text:style-name="T19">brake lever</text:span> to turn off all autopilot functions, as well as <text:span text:style-name="T19">disabling roll and pitch SAS</text:span>. <text:span text:style-name="T26">(You may want to turn Pitch SAS back on </text:span><text:span text:style-name="T27">(</text:span><text:span text:style-name="T23">shift-Pinky Switch up</text:span><text:span text:style-name="T27">)</text:span><text:span text:style-name="T26">; only Roll SAS needs to disabled for 15+ AOA flight.)</text:span></text:p>
        </text:list-item>
        <text:list-item>
          <text:p text:style-name="P25"><text:span text:style-name="T12">To activate </text:span><text:span text:style-name="T7">altitude </text:span><text:span text:style-name="T8">hold</text:span><text:span text:style-name="T13">:</text:span></text:p>
          <text:list>
            <text:list-item>
              <text:p text:style-name="P25"><text:span text:style-name="T13">Main </text:span><text:span text:style-name="T8">Autopilot</text:span><text:span text:style-name="T13"> switch ... </text:span><text:span text:style-name="T8">ON</text:span><text:span text:style-name="T13"> (</text:span><text:span text:style-name="T8">Pinky Switch press</text:span><text:span text:style-name="T13">)</text:span></text:p>
            </text:list-item>
            <text:list-item>
              <text:p text:style-name="P25"><text:span text:style-name="T8">Altitude hold</text:span><text:span text:style-name="T13"> switch ... </text:span><text:span text:style-name="T8">ON</text:span><text:span text:style-name="T13"> (</text:span><text:span text:style-name="T8">Pinky Switch down</text:span><text:span text:style-name="T13">)</text:span></text:p>
            </text:list-item>
            <text:list-item>
              <text:p text:style-name="P25"><text:span text:style-name="T8">A/P REF</text:span><text:span text:style-name="T13"> light will turn on next to </text:span><text:span text:style-name="T8">VDI</text:span><text:span text:style-name="T13">.</text:span></text:p>
            </text:list-item>
            <text:list-item>
              <text:p text:style-name="P25"><text:span text:style-name="T8">Y</text:span><text:span text:style-name="T7">ou must be no more than 200 ft/min climb/dive</text:span><text:span text:style-name="T12">, then press </text:span><text:span text:style-name="T7">NWS </text:span><text:span text:style-name="T8">button</text:span><text:span text:style-name="T12"> (</text:span><text:span text:style-name="T7">Flip Down Trigger</text:span><text:span text:style-name="T12">) to activate </text:span><text:span text:style-name="T13">altitude hold</text:span><text:span text:style-name="T12">. <text:s/>A/P REF light should go out.</text:span></text:p>
            </text:list-item>
          </text:list>
        </text:list-item>
      </text:list>
      <text:p text:style-name="P6"/>
      <text:p text:style-name="P1">Jettison</text:p>
      <text:list text:style-name="L5">
        <text:list-item>
          <text:p text:style-name="P20">Emergency Stores Jettison button on left side of cockpit dumps everything except Sidewinder missiles.</text:p>
        </text:list-item>
        <text:list-item>
          <text:p text:style-name="P20">To jettison drop tanks, use <text:span text:style-name="T19">Jester</text:span> menu, <text:span text:style-name="T20">in the WITHIN VISUAL RANGE menu</text:span>. <text:s/>May have to be flying straight and level, and under Mach 1.</text:p>
        </text:list-item>
        <text:list-item>
          <text:p text:style-name="P20">Check external tank amounts by holding <text:span text:style-name="T19">B4 </text:span><text:span text:style-name="T22">button</text:span> and checking outer numbers on fuel gauge above right knee.</text:p>
        </text:list-item>
      </text:list>
      <text:p text:style-name="P6"/>
      <text:p text:style-name="P2">Rad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COM1</text:p>
          </table:table-cell>
          <table:table-cell table:style-name="Table1.A1" office:value-type="string">
            <text:p text:style-name="P9">ARC-159 (Pilot)</text:p>
          </table:table-cell>
          <table:table-cell table:style-name="Table1.A1" office:value-type="string">
            <text:p text:style-name="P9">225.000 to 399.975 MHz AM</text:p>
          </table:table-cell>
          <table:table-cell table:style-name="Table1.D1" office:value-type="string">
            <text:p text:style-name="P9">--</text:p>
          </table:table-cell>
        </table:table-row>
        <table:table-row>
          <table:table-cell table:style-name="Table1.A2" office:value-type="string">
            <text:p text:style-name="P9">COM2</text:p>
          </table:table-cell>
          <table:table-cell table:style-name="Table1.A2" office:value-type="string">
            <text:p text:style-name="P9">ARC-182 (RIO)</text:p>
          </table:table-cell>
          <table:table-cell table:style-name="Table1.A2" office:value-type="string">
            <text:p text:style-name="P9">30 to 88 MHz FM</text:p>
            <text:p text:style-name="P9">108 to 118 MHz AM</text:p>
            <text:p text:style-name="P9">118 to 156 MHz AM</text:p>
            <text:p text:style-name="P9">156 to 174 MHz FM</text:p>
            <text:p text:style-name="P9">225 to 400 MHz AM/FM</text:p>
          </table:table-cell>
          <table:table-cell table:style-name="Table1.D2" office:value-type="string">
            <text:p text:style-name="P9">--</text:p>
          </table:table-cell>
        </table:table-row>
      </table:table>
      <text:list text:style-name="L6">
        <text:list-item>
          <text:p text:style-name="P22">Tune pilot radio with radio panel on left console behind throttle.</text:p>
        </text:list-item>
        <text:list-item>
          <text:p text:style-name="P22">Tune RIO radio with Jest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8:00:53.183000000</dc:date>
    <meta:editing-duration>PT14H5M30S</meta:editing-duration>
    <meta:editing-cycles>79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62" meta:word-count="562" meta:character-count="2940" meta:non-whitespace-character-count="2473"/>
  </office:meta>
</office:document-meta>
</file>